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5">
      <style:paragraph-properties fo:margin-left="0cm" fo:margin-right="-0.041cm" fo:line-height="100%" fo:text-indent="0cm" style:auto-text-indent="false" fo:break-before="page"/>
      <style:text-properties fo:font-size="8pt" fo:font-weight="bold" officeooo:paragraph-rsid="00097ed9" style:font-size-asian="8pt" style:font-weight-asian="bold" style:font-size-complex="8pt"/>
    </style:style>
    <style:style style:name="P2" style:family="paragraph" style:parent-style-name="Heading">
      <style:paragraph-properties fo:text-align="start" style:justify-single-word="false"/>
      <style:text-properties fo:font-size="3pt" fo:font-weight="bold" officeooo:paragraph-rsid="00097ed9" style:font-size-asian="3pt" style:font-weight-asian="bold" style:font-size-complex="3pt"/>
    </style:style>
    <style:style style:name="P3" style:family="paragraph" style:parent-style-name="Heading_20_1">
      <style:paragraph-properties fo:text-align="center" style:justify-single-word="false"/>
      <style:text-properties officeooo:paragraph-rsid="00097ed9"/>
    </style:style>
    <style:style style:name="P4" style:family="paragraph" style:parent-style-name="Heading_20_6">
      <style:paragraph-properties fo:hyphenation-ladder-count="no-limit"/>
      <style:text-properties fo:font-size="14pt" officeooo:paragraph-rsid="00097ed9" style:font-size-asian="14pt" fo:hyphenate="false" fo:hyphenation-remain-char-count="2" fo:hyphenation-push-char-count="2" loext:hyphenation-no-caps="false"/>
    </style:style>
    <style:style style:name="P5" style:family="paragraph" style:parent-style-name="Heading_20_6">
      <style:paragraph-properties fo:margin-left="10.502cm" fo:margin-right="0cm" fo:margin-top="0cm" fo:margin-bottom="0cm" style:contextual-spacing="false" fo:hyphenation-ladder-count="no-limit" fo:text-indent="0cm" style:auto-text-indent="false"/>
      <style:text-properties officeooo:paragraph-rsid="00097ed9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97ed9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097ed9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097ed9" style:font-size-asian="14pt" style:font-weight-asian="bold" style:font-size-complex="16pt"/>
    </style:style>
    <style:style style:name="P9" style:family="paragraph" style:parent-style-name="Standard">
      <style:text-properties fo:font-size="14pt" officeooo:paragraph-rsid="00097ed9" style:font-size-asian="14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097ed9" style:font-size-asian="12pt"/>
    </style:style>
    <style:style style:name="P11" style:family="paragraph" style:parent-style-name="Standard">
      <style:text-properties style:font-name="Arial" fo:font-weight="bold" officeooo:paragraph-rsid="00097ed9" style:font-weight-asian="bold" style:font-name-complex="Arial"/>
    </style:style>
    <style:style style:name="P12" style:family="paragraph" style:parent-style-name="Standard">
      <style:text-properties style:font-name="Arial" fo:font-size="8pt" officeooo:paragraph-rsid="00097ed9" style:font-size-asian="8pt" style:font-name-complex="Arial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paragraph-rsid="00097ed9" style:font-weight-asian="normal" style:font-name-complex="Ari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paragraph-rsid="00097ed9" style:font-size-asian="18pt" style:font-weight-asian="bold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paragraph-rsid="00097ed9" style:font-size-asian="16pt" style:font-weight-asian="bold" style:font-size-complex="16pt"/>
    </style:style>
    <style:style style:name="P16" style:family="paragraph" style:parent-style-name="Standard">
      <style:text-properties fo:font-size="11pt" officeooo:paragraph-rsid="00097ed9" style:font-size-asian="11pt"/>
    </style:style>
    <style:style style:name="P17" style:family="paragraph" style:parent-style-name="Standard">
      <style:text-properties officeooo:paragraph-rsid="00097ed9"/>
    </style:style>
    <style:style style:name="P1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fo:font-weight="bold" officeooo:paragraph-rsid="00097ed9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text-align="end" style:justify-single-word="false" fo:text-indent="0.961cm" style:auto-text-indent="false"/>
      <style:text-properties fo:font-size="14pt" officeooo:paragraph-rsid="00097ed9" style:font-size-asian="14pt"/>
    </style:style>
    <style:style style:name="P20" style:family="paragraph" style:parent-style-name="Standard">
      <style:paragraph-properties fo:margin-left="0cm" fo:margin-right="0cm" fo:text-align="end" style:justify-single-word="false" fo:text-indent="0.961cm" style:auto-text-indent="false"/>
      <style:text-properties officeooo:paragraph-rsid="00097ed9"/>
    </style:style>
    <style:style style:name="P21" style:family="paragraph" style:parent-style-name="Standard">
      <style:paragraph-properties fo:margin-left="10.502cm" fo:margin-right="0cm" fo:text-indent="0cm" style:auto-text-indent="false">
        <style:tab-stops>
          <style:tab-stop style:position="11.252cm"/>
        </style:tab-stops>
      </style:paragraph-properties>
      <style:text-properties fo:font-size="14pt" officeooo:paragraph-rsid="00097ed9" style:font-size-asian="14pt"/>
    </style:style>
    <style:style style:name="P22" style:family="paragraph" style:parent-style-name="Standard">
      <style:paragraph-properties fo:margin-left="10.502cm" fo:margin-right="0cm" fo:text-align="center" style:justify-single-word="false" fo:text-indent="0cm" style:auto-text-indent="false"/>
      <style:text-properties officeooo:paragraph-rsid="00097ed9"/>
    </style:style>
    <style:style style:name="P23" style:family="paragraph" style:parent-style-name="Standard">
      <style:paragraph-properties fo:margin-left="10.502cm" fo:margin-right="0cm" fo:text-align="center" style:justify-single-word="false" fo:text-indent="0cm" style:auto-text-indent="false">
        <style:tab-stops>
          <style:tab-stop style:position="11.252cm"/>
        </style:tab-stops>
      </style:paragraph-properties>
      <style:text-properties style:text-underline-style="solid" style:text-underline-width="auto" style:text-underline-color="font-color" officeooo:rsid="00097ed9" officeooo:paragraph-rsid="00097ed9"/>
    </style:style>
    <style:style style:name="P24" style:family="paragraph" style:parent-style-name="Standard">
      <style:paragraph-properties fo:margin-left="10.502cm" fo:margin-right="-0.009cm" fo:text-align="center" style:justify-single-word="false" fo:text-indent="0cm" style:auto-text-indent="false"/>
      <style:text-properties officeooo:paragraph-rsid="00097ed9"/>
    </style:style>
    <style:style style:name="P25" style:family="paragraph" style:parent-style-name="Standard">
      <style:paragraph-properties fo:margin-left="1.27cm" fo:margin-right="0cm" fo:text-indent="1.27cm" style:auto-text-indent="false"/>
      <style:text-properties officeooo:paragraph-rsid="00097ed9"/>
    </style:style>
    <style:style style:name="P26" style:family="paragraph" style:parent-style-name="Subtitle">
      <style:paragraph-properties fo:text-align="center" style:justify-single-word="false"/>
      <style:text-properties officeooo:paragraph-rsid="00097ed9"/>
    </style:style>
    <style:style style:name="P27" style:family="paragraph" style:parent-style-name="Титул_20__28_мелкий_29_">
      <style:paragraph-properties fo:margin-left="0cm" fo:margin-right="0cm" fo:line-height="100%" fo:text-indent="0cm" style:auto-text-indent="false"/>
      <style:text-properties fo:font-size="12pt" fo:font-weight="normal" officeooo:paragraph-rsid="00097ed9" style:font-size-asian="12pt" style:font-weight-asian="normal" style:font-size-complex="12pt"/>
    </style:style>
    <style:style style:name="T1" style:family="text">
      <style:text-properties fo:font-weight="bold" style:font-weight-asian="bold" style:font-size-complex="3pt"/>
    </style:style>
    <style:style style:name="T2" style:family="text">
      <style:text-properties fo:font-size="12pt" style:font-size-asian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8pt" style:font-size-asian="8pt" style:font-name-complex="Arial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style:font-size-asian="11pt" style:font-weight-complex="bold"/>
    </style:style>
    <style:style style:name="T11" style:family="text">
      <style:text-properties fo:font-size="11pt" fo:font-weight="bold" style:font-size-asian="11pt" style:font-weight-asian="bold"/>
    </style:style>
    <style:style style:name="T12" style:family="text">
      <style:text-properties style:font-name-asian="Arial"/>
    </style:style>
    <style:style style:name="T13" style:family="text">
      <style:text-properties officeooo:rsid="00097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7">Министерство образования и науки Российской Федерации</text:p>
      <text:p text:style-name="P2"/>
      <text:p text:style-name="P10">Федеральное государственное бюджетное образовательное учреждение</text:p>
      <text:p text:style-name="P10">высшего образования</text:p>
      <text:p text:style-name="P7">«Пермский национальный исследовательский</text:p>
      <text:p text:style-name="P7">политехнический университет»</text:p>
      <text:p text:style-name="P7">(ПНИПУ)</text:p>
      <text:p text:style-name="P18"/>
      <text:p text:style-name="P26"><text:span text:style-name="T2">Факультет______________________________</text:span></text:p>
      <text:p text:style-name="P26"><text:span text:style-name="T2">Кафедра____________________________________</text:span></text:p>
      <text:h text:style-name="P3" text:outline-level="1"><text:bookmark text:name="_Специальность_(направление)________"/><text:span text:style-name="T5">Специальность</text:span><text:span text:style-name="T6"> </text:span><text:span text:style-name="T5">(направление подготовки) ___________________________</text:span></text:h>
      <text:p text:style-name="P11"/>
      <text:p text:style-name="P14"/>
      <text:p text:style-name="P14">О Т Ч Е Т</text:p>
      <text:p text:style-name="P15">по производственной практике</text:p>
      <text:p text:style-name="P8"/>
      <text:p text:style-name="P20"/>
      <text:p text:style-name="P19"><text:bookmark text:name="_ХАРАКТЕРИСТИКА_-_ОТЗЫВ"/></text:p>
      <text:p text:style-name="P21">Выполнил студент гр. <text:span text:style-name="T13">РИС-19-1б</text:span></text:p>
      <text:p text:style-name="P21"/>
      <text:p text:style-name="P23">Миннахметов Э.Ю.</text:p>
      <text:p text:style-name="P24">(Фамилия, имя, отчество)</text:p>
      <text:p text:style-name="P24"/>
      <text:h text:style-name="P5" text:outline-level="6">_________________________________</text:h>
      <text:p text:style-name="P22">(подпись)</text:p>
      <text:p text:style-name="P12"/>
      <text:h text:style-name="P4" text:outline-level="6"><text:s text:c="7"/>Проверили:</text:h>
      <text:p text:style-name="P9"/>
      <text:p text:style-name="P13"><text:span text:style-name="T13">__старший преподаватель кафедры ИТАС Кузнецов Д.Б.__</text:span></text:p>
      <text:p text:style-name="P17"><text:span text:style-name="T9">(должность, Ф.И.О. <text:s/>руководителя от профильной организации) <text:s text:c="4"/></text:span></text:p>
      <text:p text:style-name="P12"/>
      <text:p text:style-name="P12">___________ <text:s text:c="18"/>_________________________</text:p>
      <text:p text:style-name="P17"><text:span text:style-name="T9"><text:s text:c="2"/>(оценка) <text:s text:c="30"/>(подпись</text:span><text:span text:style-name="T8">)</text:span></text:p>
      <text:p text:style-name="P12"><text:span text:style-name="T12"><text:s text:c="56"/></text:span>_____________</text:p>
      <text:p text:style-name="P25"><text:span text:style-name="T10">МП</text:span><text:span text:style-name="T11"> <text:s text:c="2"/></text:span><text:span text:style-name="T9"><text:s text:c="14"/>(дата)</text:span></text:p>
      <text:p text:style-name="P12"/>
      <text:p text:style-name="P12"/>
      <text:p text:style-name="P12"/>
      <text:p text:style-name="P12">______________________________________________________</text:p>
      <text:p text:style-name="P16">(должность, Ф.И.О. <text:s/>руководителя от кафедры) <text:s text:c="4"/></text:p>
      <text:p text:style-name="P12">___________ <text:s text:c="6"/><text:tab/><text:tab/> _________________________</text:p>
      <text:p text:style-name="P16"><text:s text:c="2"/>(оценка) <text:s text:c="30"/>(подпись)</text:p>
      <text:p text:style-name="P12"><text:span text:style-name="T12"><text:s text:c="43"/></text:span><text:tab/> <text:s text:c="6"/>_____________</text:p>
      <text:p text:style-name="P16"><text:s text:c="48"/>(дата)</text:p>
      <text:p text:style-name="P11"><text:span text:style-name="T12"><text:s text:c="67"/></text:span></text:p>
      <text:p text:style-name="P11"><text:span text:style-name="T12"/></text:p>
      <text:p text:style-name="P11"><text:bookmark text:name="OLE_нир"/><text:span text:style-name="T12"/></text:p>
      <text:p text:style-name="P6">Пермь <text:s/>20<text:span text:style-name="T13">2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5" style:family="paragraph">
      <style:paragraph-properties fo:line-height="133%" fo:orphans="0" fo:widows="0" style:writing-mode="lr-tb"/>
      <style:text-properties style:use-window-font-color="true" loext:opacity="0%" style:font-name="Arial" fo:font-family="Arial" style:font-family-generic="swiss" style:font-pitch="variable" fo:font-size="6pt" fo:language="ru" fo:country="RU" style:font-name-asian="Times New Roman" style:font-family-asian="'Times New Roman'" style:font-family-generic-asian="roman" style:font-pitch-asian="variable" style:font-size-asian="6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Титул_20__28_мелкий_29_" style:display-name="Титул (мелкий)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weight="bold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justify" style:justify-single-word="false"/>
      <style:text-properties fo:font-size="14pt" style:font-size-asian="14pt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26T21:10:10.445873109</meta:creation-date>
    <dc:date>2021-07-26T21:15:30.716427417</dc:date>
    <meta:editing-duration>PT5M21S</meta:editing-duration>
    <meta:editing-cycles>1</meta:editing-cycles>
    <meta:document-statistic meta:table-count="0" meta:image-count="0" meta:object-count="0" meta:page-count="1" meta:paragraph-count="31" meta:word-count="78" meta:character-count="1235" meta:non-whitespace-character-count="838"/>
    <meta:generator>LibreOffice/7.1.4.2$Linux_X86_64 LibreOffice_project/e19c8e005a853514adc94ef87a3fca3f43994787</meta:generator>
  </office:meta>
</office:document-meta>
</file>